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a3159" officeooo:paragraph-rsid="001a3159"/>
    </style:style>
    <style:style style:name="P2" style:family="paragraph" style:parent-style-name="Heading_20_2">
      <style:text-properties officeooo:rsid="001a3159" officeooo:paragraph-rsid="001a3159"/>
    </style:style>
    <style:style style:name="P3" style:family="paragraph" style:parent-style-name="Text_20_body">
      <style:text-properties officeooo:rsid="001a3159" officeooo:paragraph-rsid="001a315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nomy</text:h>
      <text:h text:style-name="P2" text:outline-level="2">Cechy rasowe</text:h>
      <text:p text:style-name="P3">Twój gnom ma pewne cechy, które dzieli z innymi gnomami.</text:p>
      <text:p text:style-name="P3"><text:span text:style-name="T1">Zwiększenie wartości atrybutów</text:span>: Twoja Inteligencja jest zwiększona o 2.</text:p>
      <text:p text:style-name="P3"><text:span text:style-name="T1">Wiek</text:span>: Gnomy dorastają tak szybko jak ludzie, a większość powinna zacząć dorosłe życie do osiągnięcia 40-stki. <text:s/>Moga żyć od 350 do prawie 500 lat.</text:p>
      <text:p text:style-name="P3"><text:span text:style-name="T1">Charakter</text:span>: Gnomy są najczęściej dobre. Te, które skłaniają się ku prawu są badaczami, inżynierami, uczonymi i wynalazcami. Te, które skłaniają się ku chaosowi są śpiewakami, sprzyciarzami, wędrowcami lub luksusowymi jubilerami. Gnomy mają dobre serca i nawet dowcipnisie pośród nich są bardziej zabawni niż szkodliwi.</text:p>
      <text:p text:style-name="P3"><text:span text:style-name="T1">Rozmiar</text:span>: Gnomy mają od 3 do 4 stóp i wazą około 40 funtów. Twój rozmiar jest Mały.</text:p>
      <text:p text:style-name="P3"><text:span text:style-name="T1">Szybkość</text:span>: Szybkość gnoma to 25 stóp.</text:p>
      <text:p text:style-name="P3"><text:span text:style-name="T1">Widzenie w ciemnościach</text:span>: Przyzwyczajone do życia pod ziemią, gnomy mają lepszy wzrok w ciemności i słabym świetle. Możesz widzieć w słabym świetle w zasięgu 60 stóp jakby to było jasne światło i w ciemności jakby to było słabe światło. Nie rozróżniasz kolorów w ciemności, tylko odcienie szarości.</text:p>
      <text:p text:style-name="P3"><text:span text:style-name="T1">Bystrość gnoma</text:span>: Masz Przewagę na wszystkich rzutach obronnych na Inteligencję, Roztropność i Charyzmę przeciwko magii.</text:p>
      <text:p text:style-name="P3"><text:span text:style-name="T1">Języki</text:span>: Mówisz, czytasz i piszesz we wspólnym i gnomim. Język gnomi, korzystający z alfabetu krasnoludzkiego, jest znany i ceniony za swoje praca techniczne i katalogi wiedzy o świecie naturalny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11:09:57.482000000</dc:date>
    <meta:editing-duration>PT7M14S</meta:editing-duration>
    <meta:editing-cycles>1</meta:editing-cycles>
    <meta:document-statistic meta:table-count="0" meta:image-count="0" meta:object-count="0" meta:page-count="1" meta:paragraph-count="11" meta:word-count="204" meta:character-count="1335" meta:non-whitespace-character-count="1141"/>
    <meta:generator>LibreOffice/7.1.4.2$Windows_X86_64 LibreOffice_project/a529a4fab45b75fefc5b6226684193eb000654f6</meta:generator>
  </office:meta>
</office:document-meta>
</file>